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ZHIWB+CMMI6" svg:font-family="DZHIWB+CMMI6"/>
    <style:font-face style:name="IYKSRQ+AdvPS836F" svg:font-family="IYKSRQ+AdvPS836F"/>
    <style:font-face style:name="KCBBLE+AdvP4C4E51" svg:font-family="KCBBLE+AdvP4C4E51"/>
    <style:font-face style:name="KRMEEH+Dutch801BT-Roman" svg:font-family="KRMEEH+Dutch801BT-Roman"/>
    <style:font-face style:name="Lucida Grande" svg:font-family="'Lucida Grande', 'Lucida Sans Unicode', Tahoma, Verdana, Arial, Helvetica, sans-serif"/>
    <style:font-face style:name="NMBKPF+rtxr" svg:font-family="NMBKPF+rtxr"/>
    <style:font-face style:name="NMBKPG+txsy" svg:font-family="NMBKPG+txsy"/>
    <style:font-face style:name="NMBLAL+rtxmi" svg:font-family="NMBLAL+rtxmi"/>
    <style:font-face style:name="NMBLJL+txmia" svg:font-family="NMBLJL+txmia"/>
    <style:font-face style:name="TMDCSA+AdvPS462D00" svg:font-family="TMDCSA+AdvPS462D00"/>
    <style:font-face style:name="XWPJWY+CMR10" svg:font-family="XWPJWY+CMR10"/>
    <style:font-face style:name="ZTImes-Small-Caps" svg:font-family="ZTImes-Small-Caps"/>
    <style:font-face style:name="ZWVMRB+AdvPS40F147" svg:font-family="ZWVMRB+AdvPS40F147"/>
    <style:font-face style:name="CJELOK+Times-Roman" svg:font-family="CJELOK+Times-Roman" style:font-family-generic="roman"/>
    <style:font-face style:name="KCBBLD+AdvTT5843c571" svg:font-family="KCBBLD+AdvTT5843c571" style:font-family-generic="roman"/>
    <style:font-face style:name="KCBBMF+AdvTIMES-SC" svg:font-family="KCBBMF+AdvTIMES-SC" style:font-family-generic="roman"/>
    <style:font-face style:name="KCBBMG+AdvTTf90d833a.I" svg:font-family="KCBBMG+AdvTTf90d833a.I" style:font-family-generic="roman"/>
    <style:font-face style:name="KCBBNH+AdvP0005" svg:font-family="KCBBNH+AdvP0005" style:font-family-generic="roman"/>
    <style:font-face style:name="KUGWNV+CMR9" svg:font-family="KUGWNV+CMR9" style:font-family-generic="roman"/>
    <style:font-face style:name="NMBKPE+Times-Roman" svg:font-family="NMBKPE+Times-Roman" style:font-family-generic="roman"/>
    <style:font-face style:name="NMBLBM+Times-Italic" svg:font-family="NMBLBM+Times-Italic" style:font-family-generic="roman"/>
    <style:font-face style:name="OFKIOP+Times-Roman" svg:font-family="OFKIOP+Times-Roman" style:font-family-generic="roman"/>
    <style:font-face style:name="Times-Roman" svg:font-family="Times-Roman" style:font-family-generic="roman"/>
    <style:font-face style:name="YMath-Pack-One" svg:font-family="YMath-Pack-One" style:font-family-generic="roman"/>
    <style:font-face style:name="Helvetica" svg:font-family="Helvetica" style:font-family-generic="swiss"/>
    <style:font-face style:name="Helvetica-Oblique" svg:font-family="Helvetica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UGWNV+CMR9" fo:font-size="9pt" style:font-name-asian="KUGWNV+CMR9" style:font-size-asian="9pt" style:font-name-complex="KUGWNV+CMR9" style:font-size-complex="9pt"/>
    </style:style>
    <style:style style:name="P2" style:family="paragraph" style:parent-style-name="Standard">
      <style:paragraph-properties fo:text-align="start" style:justify-single-word="false" style:text-autospace="none"/>
      <style:text-properties fo:color="#151616" style:font-name="Times-Roman" fo:font-size="10pt" style:font-name-asian="Times-Roman" style:font-size-asian="10pt" style:font-name-complex="Times-Roman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151616" style:font-name="ZWVMRB+AdvPS40F147" fo:font-size="10pt" style:font-name-asian="ZWVMRB+AdvPS40F147" style:font-size-asian="10pt" style:font-name-complex="ZWVMRB+AdvPS40F147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151616" style:font-name="Helvetica" fo:font-size="12pt" style:font-name-asian="Helvetica" style:font-size-asian="12pt" style:font-name-complex="Helvetica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font-name="KUGWNV+CMR9" fo:font-size="9pt" style:font-name-asian="KUGWNV+CMR9" style:font-size-asian="9pt" style:font-name-complex="KUGWNV+CMR9" style:font-size-complex="9pt"/>
    </style:style>
    <style:style style:name="T1" style:family="text">
      <style:text-properties fo:color="#000000" style:font-name="OFKIOP+Times-Roman" fo:font-size="10pt" style:font-name-asian="OFKIOP+Times-Roman" style:font-size-asian="10pt" style:font-name-complex="OFKIOP+Times-Roman" style:font-size-complex="10pt"/>
    </style:style>
    <style:style style:name="T2" style:family="text">
      <style:text-properties fo:color="#000000" style:font-name="OFKIOP+Times-Roman" fo:font-size="7pt" style:font-name-asian="OFKIOP+Times-Roman" style:font-size-asian="7pt" style:font-name-complex="OFKIOP+Times-Roman" style:font-size-complex="7pt"/>
    </style:style>
    <style:style style:name="T3" style:family="text">
      <style:text-properties fo:color="#0000ff" style:font-name="OFKIOP+Times-Roman" fo:font-size="10pt" style:font-name-asian="OFKIOP+Times-Roman" style:font-size-asian="10pt" style:font-name-complex="OFKIOP+Times-Roman" style:font-size-complex="10pt"/>
    </style:style>
    <style:style style:name="T4" style:family="text">
      <style:text-properties style:font-name="Times-Roman" fo:font-size="9pt" style:font-name-asian="Times-Roman" style:font-size-asian="9pt" style:font-name-complex="Times-Roman" style:font-size-complex="9pt"/>
    </style:style>
    <style:style style:name="T5" style:family="text">
      <style:text-properties style:font-name="IYKSRQ+AdvPS836F" fo:font-size="9pt" style:font-name-asian="IYKSRQ+AdvPS836F" style:font-size-asian="9pt" style:font-name-complex="IYKSRQ+AdvPS836F" style:font-size-complex="9pt"/>
    </style:style>
    <style:style style:name="T6" style:family="text">
      <style:text-properties style:font-name="Helvetica" fo:font-size="12pt" style:font-name-asian="Helvetica" style:font-size-asian="12pt" style:font-name-complex="Helvetica" style:font-size-complex="12pt"/>
    </style:style>
    <style:style style:name="T7" style:family="text">
      <style:text-properties style:font-name="Helvetica-Oblique" style:font-name-asian="Helvetica-Oblique" style:font-name-complex="Helvetica-Oblique"/>
    </style:style>
    <style:style style:name="T8" style:family="text">
      <style:text-properties style:font-name="Helvetica-Oblique" fo:font-size="12pt" style:font-name-asian="Helvetica-Oblique" style:font-size-asian="12pt" style:font-name-complex="Helvetica-Oblique" style:font-size-complex="12pt"/>
    </style:style>
    <style:style style:name="T9" style:family="text">
      <style:text-properties style:font-name="KUGWNV+CMR9" fo:font-size="9pt" style:font-name-asian="KUGWNV+CMR9" style:font-size-asian="9pt" style:font-name-complex="KUGWNV+CMR9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spectroscopic analysis</text:span><text:span text:style-name="T1"> CO and H</text:span><text:span text:style-name="T2">2</text:span><text:span text:style-name="T1"> O transitions (Ryde et al. </text:span><text:span text:style-name="T3">2002</text:span><text:span text:style-name="T1"> ; Tsuji </text:span><text:span text:style-name="T3">2009</text:span><text:span text:style-name="T1"> ).</text:span></text:p>
      <text:p text:style-name="P1"><text:span text:style-name="T1"/></text:p>
      <text:p text:style-name="P5"/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ZHIWB+CMMI6" svg:font-family="DZHIWB+CMMI6"/>
    <style:font-face style:name="IYKSRQ+AdvPS836F" svg:font-family="IYKSRQ+AdvPS836F"/>
    <style:font-face style:name="KCBBLE+AdvP4C4E51" svg:font-family="KCBBLE+AdvP4C4E51"/>
    <style:font-face style:name="KRMEEH+Dutch801BT-Roman" svg:font-family="KRMEEH+Dutch801BT-Roman"/>
    <style:font-face style:name="Lucida Grande" svg:font-family="'Lucida Grande', 'Lucida Sans Unicode', Tahoma, Verdana, Arial, Helvetica, sans-serif"/>
    <style:font-face style:name="NMBKPF+rtxr" svg:font-family="NMBKPF+rtxr"/>
    <style:font-face style:name="NMBKPG+txsy" svg:font-family="NMBKPG+txsy"/>
    <style:font-face style:name="NMBLAL+rtxmi" svg:font-family="NMBLAL+rtxmi"/>
    <style:font-face style:name="NMBLJL+txmia" svg:font-family="NMBLJL+txmia"/>
    <style:font-face style:name="TMDCSA+AdvPS462D00" svg:font-family="TMDCSA+AdvPS462D00"/>
    <style:font-face style:name="XWPJWY+CMR10" svg:font-family="XWPJWY+CMR10"/>
    <style:font-face style:name="ZTImes-Small-Caps" svg:font-family="ZTImes-Small-Caps"/>
    <style:font-face style:name="ZWVMRB+AdvPS40F147" svg:font-family="ZWVMRB+AdvPS40F147"/>
    <style:font-face style:name="CJELOK+Times-Roman" svg:font-family="CJELOK+Times-Roman" style:font-family-generic="roman"/>
    <style:font-face style:name="KCBBLD+AdvTT5843c571" svg:font-family="KCBBLD+AdvTT5843c571" style:font-family-generic="roman"/>
    <style:font-face style:name="KCBBMF+AdvTIMES-SC" svg:font-family="KCBBMF+AdvTIMES-SC" style:font-family-generic="roman"/>
    <style:font-face style:name="KCBBMG+AdvTTf90d833a.I" svg:font-family="KCBBMG+AdvTTf90d833a.I" style:font-family-generic="roman"/>
    <style:font-face style:name="KCBBNH+AdvP0005" svg:font-family="KCBBNH+AdvP0005" style:font-family-generic="roman"/>
    <style:font-face style:name="KUGWNV+CMR9" svg:font-family="KUGWNV+CMR9" style:font-family-generic="roman"/>
    <style:font-face style:name="NMBKPE+Times-Roman" svg:font-family="NMBKPE+Times-Roman" style:font-family-generic="roman"/>
    <style:font-face style:name="NMBLBM+Times-Italic" svg:font-family="NMBLBM+Times-Italic" style:font-family-generic="roman"/>
    <style:font-face style:name="OFKIOP+Times-Roman" svg:font-family="OFKIOP+Times-Roman" style:font-family-generic="roman"/>
    <style:font-face style:name="Times-Roman" svg:font-family="Times-Roman" style:font-family-generic="roman"/>
    <style:font-face style:name="YMath-Pack-One" svg:font-family="YMath-Pack-One" style:font-family-generic="roman"/>
    <style:font-face style:name="Helvetica" svg:font-family="Helvetica" style:font-family-generic="swiss"/>
    <style:font-face style:name="Helvetica-Oblique" svg:font-family="Helvetica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mon </meta:initial-creator>
    <meta:creation-date>2013-06-12T17:42:03</meta:creation-date>
    <dc:date>2013-06-26T14:24:11</dc:date>
    <dc:creator>Eamon </dc:creator>
    <meta:editing-duration>P1DT23H58M36S</meta:editing-duration>
    <meta:editing-cycles>44</meta:editing-cycles>
    <meta:generator>LibreOffice/3.4$Unix LibreOffice_project/340m1$Build-402</meta:generator>
    <meta:document-statistic meta:table-count="0" meta:image-count="0" meta:object-count="0" meta:page-count="1" meta:paragraph-count="1" meta:word-count="15" meta:character-count="80" meta:non-whitespace-character-count="66"/>
  </office:meta>
</office:document-meta>
</file>